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orizontal_20_Line">
      <style:paragraph-properties fo:padding="0in" fo:border="none" style:shadow="none"/>
    </style:style>
    <style:style style:name="P2" style:family="paragraph" style:parent-style-name="Heading_20_2">
      <style:text-properties style:font-name="Arial1"/>
    </style:style>
    <style:style style:name="P3" style:family="paragraph" style:parent-style-name="Preformatted_20_Text">
      <style:paragraph-properties fo:margin-top="0in" fo:margin-bottom="0.1965in" style:writing-mode="lr-tb"/>
    </style:style>
    <style:style style:name="P4" style:family="paragraph" style:parent-style-name="Preformatted_20_Text" style:list-style-name="L2">
      <style:paragraph-properties fo:margin-top="0in" fo:margin-bottom="0.1965in" style:writing-mode="lr-tb"/>
    </style:style>
    <style:style style:name="P5" style:family="paragraph" style:parent-style-name="Heading_20_1">
      <style:text-properties style:font-name="Arial1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>
      <style:text-properties style:font-name="Arial1"/>
    </style:style>
    <style:style style:name="P11" style:family="paragraph" style:parent-style-name="Heading_20_3">
      <style:text-properties style:font-name="Arial1"/>
    </style:style>
    <style:style style:name="T1" style:family="text">
      <style:text-properties style:font-name="Arial1"/>
    </style:style>
    <style:style style:name="T2" style:family="text">
      <style:text-properties style:font-name="Arial1" fo:font-weight="bold" style:font-weight-asian="bold" style:font-weight-complex="bold"/>
    </style:style>
    <style:style style:name="T3" style:family="text">
      <style:text-properties style:font-name="Arial1" fo:font-weight="normal" style:font-weight-asian="normal" style:font-weight-complex="normal"/>
    </style:style>
    <style:style style:name="T4" style:family="text"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Arial1"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ask Manager – Popis projektu</text:h>
      <text:h text:style-name="P2" text:outline-level="2">1. Popis funkcí</text:h>
      <text:p text:style-name="P10">Tento Python projekt implementuje správce úkolů s MySQL databází a podporou operací CRUD:</text:p>
      <text:list xml:id="list200364286099768451" text:style-name="L3">
        <text:list-item>
          <text:p text:style-name="P8"><text:span text:style-name="Source_20_Text"><text:span text:style-name="T2">pripojeni_db()</text:span></text:span><text:span text:style-name="T2">:</text:span><text:span text:style-name="T1"> naváže spojení s databází (</text:span><text:span text:style-name="Source_20_Text"><text:span text:style-name="T5">task_manager_02_db</text:span></text:span><text:span text:style-name="T1"> nebo </text:span><text:span text:style-name="Source_20_Text"><text:span text:style-name="T5">task_manager_02_test_db</text:span></text:span><text:span text:style-name="T1"> podle nastavení). Pokud spojení selže, funkce vrátí chybu.</text:span></text:p>
        </text:list-item>
        <text:list-item>
          <text:p text:style-name="P8"><text:span text:style-name="Source_20_Text"><text:span text:style-name="T2">vytvoreni_tabulky()</text:span></text:span><text:span text:style-name="T2">:</text:span><text:span text:style-name="T1"> vytvoří tabulku </text:span><text:span text:style-name="Source_20_Text"><text:span text:style-name="T1">ukoly</text:span></text:span><text:span text:style-name="T1">, pokud ještě neexistuje. Tabulka obsahuje sloupce: </text:span><text:span text:style-name="Source_20_Text"><text:span text:style-name="T1">id</text:span></text:span><text:span text:style-name="T1">, </text:span><text:span text:style-name="Source_20_Text"><text:span text:style-name="T1">nazev</text:span></text:span><text:span text:style-name="T1">, </text:span><text:span text:style-name="Source_20_Text"><text:span text:style-name="T1">popis</text:span></text:span><text:span text:style-name="T1">, </text:span><text:span text:style-name="Source_20_Text"><text:span text:style-name="T1">stav</text:span></text:span><text:span text:style-name="T1">, </text:span><text:span text:style-name="Source_20_Text"><text:span text:style-name="T1">datum_vytvoreni</text:span></text:span><text:span text:style-name="T1">.</text:span></text:p>
        </text:list-item>
        <text:list-item>
          <text:p text:style-name="P8"><text:span text:style-name="Source_20_Text"><text:span text:style-name="T2">db_pridat_ukol(nazev, popis)</text:span></text:span><text:span text:style-name="T2">:</text:span><text:span text:style-name="T1"> přidá nový úkol do databáze s výchozím stavem „Nezahájeno“. Odstraní mezery a ošetří prázdné vstupy.</text:span></text:p>
        </text:list-item>
        <text:list-item>
          <text:p text:style-name="P8"><text:span text:style-name="Source_20_Text"><text:span text:style-name="T2">db_ziskat_ukoly(stavy=None)</text:span></text:span><text:span text:style-name="T2">:</text:span><text:span text:style-name="T1"> získá seznam úkolů z databáze, volitelně jen s vybranými stavy.</text:span></text:p>
        </text:list-item>
        <text:list-item>
          <text:p text:style-name="P8"><text:span text:style-name="Source_20_Text"><text:span text:style-name="T2">db_aktualizovat_stav(ukol_id, novy_stav)</text:span></text:span><text:span text:style-name="T2">:</text:span><text:span text:style-name="T1"> změní stav konkrétního úkolu podle ID.</text:span></text:p>
        </text:list-item>
        <text:list-item>
          <text:p text:style-name="P8"><text:span text:style-name="Source_20_Text"><text:span text:style-name="T2">db_odstranit_ukol(ukol_id)</text:span></text:span><text:span text:style-name="T2">:</text:span><text:span text:style-name="T1"> odstraní úkol podle ID.</text:span></text:p>
        </text:list-item>
        <text:list-item>
          <text:p text:style-name="P8"><text:span text:style-name="Source_20_Text"><text:span text:style-name="T2">db_smazat_vsechny_ukoly()</text:span></text:span><text:span text:style-name="T2">:</text:span><text:span text:style-name="T1"> smaže všechny úkoly z tabulky (pouze pro testy nebo lokální reset).</text:span></text:p>
        </text:list-item>
      </text:list>
      <text:p text:style-name="P10">Poznámka: Funkce jsou navrženy tak, aby se daly volat nezávisle pro účely testování a automatizace.</text:p>
      <text:h text:style-name="P2" text:outline-level="2">2. Spuštění programu a testů</text:h>
      <text:h text:style-name="P11" text:outline-level="3">Spuštění aplikace</text:h>
      <text:p text:style-name="P3"><text:span text:style-name="Source_20_Text"><text:span text:style-name="T1">python task_manager_02_app.py</text:span></text:span></text:p>
      <text:p text:style-name="P10">Hlavní menu umožňuje přidávat, zobrazovat, aktualizovat a mazat úkoly.</text:p>
      <text:h text:style-name="P11" text:outline-level="3">Spuštění testů</text:h>
      <text:p text:style-name="P3"><text:span text:style-name="Source_20_Text"><text:span text:style-name="T1">pytest test_task_manager_02.py</text:span></text:span></text:p>
      <text:p text:style-name="P10">Testy ověřují všechny základní operace nad databází v izolovaném testovacím prostředí.</text:p>
      <text:h text:style-name="P2" text:outline-level="2">3. Databáze a tabulka</text:h>
      <text:list xml:id="list116256765805221396" text:style-name="L4">
        <text:list-item>
          <text:p text:style-name="P9"><text:span text:style-name="T1">Databáze </text:span><text:span text:style-name="Source_20_Text"><text:span text:style-name="T4">task_manager_02_db</text:span></text:span><text:span text:style-name="T1"> (produkční) a </text:span><text:span text:style-name="Source_20_Text"><text:span text:style-name="T5">task_manager_02_test_db</text:span></text:span><text:span text:style-name="T1"> (testovací) musí existovat v MySQL.</text:span></text:p>
        </text:list-item>
        <text:list-item>
          <text:p text:style-name="P9"><text:span text:style-name="T1">Tabulka </text:span><text:span text:style-name="Source_20_Text"><text:span text:style-name="T1">ukoly</text:span></text:span><text:span text:style-name="T1"> se vytvoří automaticky při prvním spuštění programu nebo testů.</text:span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2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2-18T21:53:09.87</meta:creation-date>
    <dc:date>2026-01-02T23:00:22.88</dc:date>
    <meta:editing-duration>PT14M47S</meta:editing-duration>
    <meta:editing-cycles>5</meta:editing-cycles>
    <meta:generator>OpenOffice/4.1.15$Win32 OpenOffice.org_project/4115m2$Build-9813</meta:generator>
    <meta:document-statistic meta:table-count="0" meta:image-count="0" meta:object-count="0" meta:page-count="1" meta:paragraph-count="21" meta:word-count="187" meta:character-count="1444"/>
  </office:meta>
</office:document-meta>
</file>